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440*2^(([.A1]-69)/12)" office:value-type="float" office:value="8.17579891564371" calcext:value-type="float">
            <text:p>8.1757989156</text:p>
          </table:table-cell>
          <table:table-cell table:formula="of:=ROUND([.B1];3)*1000" office:value-type="float" office:value="8176" calcext:value-type="float">
            <text:p>8176</text:p>
          </table:table-cell>
          <table:table-cell table:formula="of:=[.B1]*3.2768" office:value-type="float" office:value="26.7904578867813" calcext:value-type="float">
            <text:p>26.7904578868</text:p>
          </table:table-cell>
          <table:table-cell table:formula="of:=ROUND([.D1]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40*2^(([.A2]-69)/12)" office:value-type="float" office:value="8.66195721802725" calcext:value-type="float">
            <text:p>8.661957218</text:p>
          </table:table-cell>
          <table:table-cell table:formula="of:=ROUND([.B2];3)*1000" office:value-type="float" office:value="8662" calcext:value-type="float">
            <text:p>8662</text:p>
          </table:table-cell>
          <table:table-cell table:formula="of:=[.B2]*3.2768" office:value-type="float" office:value="28.3835014120317" calcext:value-type="float">
            <text:p>28.383501412</text:p>
          </table:table-cell>
          <table:table-cell table:formula="of:=ROUND([.D2]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40*2^(([.A3]-69)/12)" office:value-type="float" office:value="9.17702399741899" calcext:value-type="float">
            <text:p>9.1770239974</text:p>
          </table:table-cell>
          <table:table-cell table:formula="of:=ROUND([.B3];3)*1000" office:value-type="float" office:value="9177" calcext:value-type="float">
            <text:p>9177</text:p>
          </table:table-cell>
          <table:table-cell table:formula="of:=[.B3]*3.2768" office:value-type="float" office:value="30.0712722347425" calcext:value-type="float">
            <text:p>30.0712722347</text:p>
          </table:table-cell>
          <table:table-cell table:formula="of:=ROUND([.D3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40*2^(([.A4]-69)/12)" office:value-type="float" office:value="9.72271824131503" calcext:value-type="float">
            <text:p>9.7227182413</text:p>
          </table:table-cell>
          <table:table-cell table:formula="of:=ROUND([.B4];3)*1000" office:value-type="float" office:value="9723" calcext:value-type="float">
            <text:p>9723</text:p>
          </table:table-cell>
          <table:table-cell table:formula="of:=[.B4]*3.2768" office:value-type="float" office:value="31.8594031331411" calcext:value-type="float">
            <text:p>31.8594031331</text:p>
          </table:table-cell>
          <table:table-cell table:formula="of:=ROUND([.D4]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40*2^(([.A5]-69)/12)" office:value-type="float" office:value="10.3008611535272" calcext:value-type="float">
            <text:p>10.3008611535</text:p>
          </table:table-cell>
          <table:table-cell table:formula="of:=ROUND([.B5];3)*1000" office:value-type="float" office:value="10301" calcext:value-type="float">
            <text:p>10301</text:p>
          </table:table-cell>
          <table:table-cell table:formula="of:=[.B5]*3.2768" office:value-type="float" office:value="33.7538618278779" calcext:value-type="float">
            <text:p>33.7538618279</text:p>
          </table:table-cell>
          <table:table-cell table:formula="of:=ROUND([.D5]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40*2^(([.A6]-69)/12)" office:value-type="float" office:value="10.9133822322814" calcext:value-type="float">
            <text:p>10.9133822323</text:p>
          </table:table-cell>
          <table:table-cell table:formula="of:=ROUND([.B6];3)*1000" office:value-type="float" office:value="10913" calcext:value-type="float">
            <text:p>10913</text:p>
          </table:table-cell>
          <table:table-cell table:formula="of:=[.B6]*3.2768" office:value-type="float" office:value="35.7609708987396" calcext:value-type="float">
            <text:p>35.7609708987</text:p>
          </table:table-cell>
          <table:table-cell table:formula="of:=ROUND([.D6]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40*2^(([.A7]-69)/12)" office:value-type="float" office:value="11.5623257097386" calcext:value-type="float">
            <text:p>11.5623257097</text:p>
          </table:table-cell>
          <table:table-cell table:formula="of:=ROUND([.B7];3)*1000" office:value-type="float" office:value="11562" calcext:value-type="float">
            <text:p>11562</text:p>
          </table:table-cell>
          <table:table-cell table:formula="of:=[.B7]*3.2768" office:value-type="float" office:value="37.8874288856714" calcext:value-type="float">
            <text:p>37.8874288857</text:p>
          </table:table-cell>
          <table:table-cell table:formula="of:=ROUND([.D7]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40*2^(([.A8]-69)/12)" office:value-type="float" office:value="12.2498573744297" calcext:value-type="float">
            <text:p>12.2498573744</text:p>
          </table:table-cell>
          <table:table-cell table:formula="of:=ROUND([.B8];3)*1000" office:value-type="float" office:value="12250" calcext:value-type="float">
            <text:p>12250</text:p>
          </table:table-cell>
          <table:table-cell table:formula="of:=[.B8]*3.2768" office:value-type="float" office:value="40.1403326445311" calcext:value-type="float">
            <text:p>40.1403326445</text:p>
          </table:table-cell>
          <table:table-cell table:formula="of:=ROUND([.D8]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40*2^(([.A9]-69)/12)" office:value-type="float" office:value="12.9782717993733" calcext:value-type="float">
            <text:p>12.9782717994</text:p>
          </table:table-cell>
          <table:table-cell table:formula="of:=ROUND([.B9];3)*1000" office:value-type="float" office:value="12978" calcext:value-type="float">
            <text:p>12978</text:p>
          </table:table-cell>
          <table:table-cell table:formula="of:=[.B9]*3.2768" office:value-type="float" office:value="42.5272010321864" calcext:value-type="float">
            <text:p>42.5272010322</text:p>
          </table:table-cell>
          <table:table-cell table:formula="of:=ROUND([.D9]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40*2^(([.A10]-69)/12)" office:value-type="float" office:value="13.75" calcext:value-type="float">
            <text:p>13.75</text:p>
          </table:table-cell>
          <table:table-cell table:formula="of:=ROUND([.B10];3)*1000" office:value-type="float" office:value="13750" calcext:value-type="float">
            <text:p>13750</text:p>
          </table:table-cell>
          <table:table-cell table:formula="of:=[.B10]*3.2768" office:value-type="float" office:value="45.056" calcext:value-type="float">
            <text:p>45.056</text:p>
          </table:table-cell>
          <table:table-cell table:formula="of:=ROUND([.D10]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40*2^(([.A11]-69)/12)" office:value-type="float" office:value="14.5676175474403" calcext:value-type="float">
            <text:p>14.5676175474</text:p>
          </table:table-cell>
          <table:table-cell table:formula="of:=ROUND([.B11];3)*1000" office:value-type="float" office:value="14568" calcext:value-type="float">
            <text:p>14568</text:p>
          </table:table-cell>
          <table:table-cell table:formula="of:=[.B11]*3.2768" office:value-type="float" office:value="47.7351691794524" calcext:value-type="float">
            <text:p>47.7351691795</text:p>
          </table:table-cell>
          <table:table-cell table:formula="of:=ROUND([.D11]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440*2^(([.A12]-69)/12)" office:value-type="float" office:value="15.4338531642539" calcext:value-type="float">
            <text:p>15.4338531643</text:p>
          </table:table-cell>
          <table:table-cell table:formula="of:=ROUND([.B12];3)*1000" office:value-type="float" office:value="15434" calcext:value-type="float">
            <text:p>15434</text:p>
          </table:table-cell>
          <table:table-cell table:formula="of:=[.B12]*3.2768" office:value-type="float" office:value="50.5736500486271" calcext:value-type="float">
            <text:p>50.5736500486</text:p>
          </table:table-cell>
          <table:table-cell table:formula="of:=ROUND([.D12]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40*2^(([.A13]-69)/12)" office:value-type="float" office:value="16.3515978312874" calcext:value-type="float">
            <text:p>16.3515978313</text:p>
          </table:table-cell>
          <table:table-cell table:formula="of:=ROUND([.B13];3)*1000" office:value-type="float" office:value="16352" calcext:value-type="float">
            <text:p>16352</text:p>
          </table:table-cell>
          <table:table-cell table:formula="of:=[.B13]*3.2768" office:value-type="float" office:value="53.5809157735626" calcext:value-type="float">
            <text:p>53.5809157736</text:p>
          </table:table-cell>
          <table:table-cell table:formula="of:=ROUND([.D13]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440*2^(([.A14]-69)/12)" office:value-type="float" office:value="17.3239144360545" calcext:value-type="float">
            <text:p>17.3239144361</text:p>
          </table:table-cell>
          <table:table-cell table:formula="of:=ROUND([.B14];3)*1000" office:value-type="float" office:value="17324" calcext:value-type="float">
            <text:p>17324</text:p>
          </table:table-cell>
          <table:table-cell table:formula="of:=[.B14]*3.2768" office:value-type="float" office:value="56.7670028240634" calcext:value-type="float">
            <text:p>56.7670028241</text:p>
          </table:table-cell>
          <table:table-cell table:formula="of:=ROUND([.D14]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440*2^(([.A15]-69)/12)" office:value-type="float" office:value="18.354047994838" calcext:value-type="float">
            <text:p>18.3540479948</text:p>
          </table:table-cell>
          <table:table-cell table:formula="of:=ROUND([.B15];3)*1000" office:value-type="float" office:value="18354" calcext:value-type="float">
            <text:p>18354</text:p>
          </table:table-cell>
          <table:table-cell table:formula="of:=[.B15]*3.2768" office:value-type="float" office:value="60.1425444694851" calcext:value-type="float">
            <text:p>60.1425444695</text:p>
          </table:table-cell>
          <table:table-cell table:formula="of:=ROUND([.D15]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40*2^(([.A16]-69)/12)" office:value-type="float" office:value="19.4454364826301" calcext:value-type="float">
            <text:p>19.4454364826</text:p>
          </table:table-cell>
          <table:table-cell table:formula="of:=ROUND([.B16];3)*1000" office:value-type="float" office:value="19445" calcext:value-type="float">
            <text:p>19445</text:p>
          </table:table-cell>
          <table:table-cell table:formula="of:=[.B16]*3.2768" office:value-type="float" office:value="63.7188062662822" calcext:value-type="float">
            <text:p>63.7188062663</text:p>
          </table:table-cell>
          <table:table-cell table:formula="of:=ROUND([.D16]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440*2^(([.A17]-69)/12)" office:value-type="float" office:value="20.6017223070544" calcext:value-type="float">
            <text:p>20.6017223071</text:p>
          </table:table-cell>
          <table:table-cell table:formula="of:=ROUND([.B17];3)*1000" office:value-type="float" office:value="20602" calcext:value-type="float">
            <text:p>20602</text:p>
          </table:table-cell>
          <table:table-cell table:formula="of:=[.B17]*3.2768" office:value-type="float" office:value="67.5077236557558" calcext:value-type="float">
            <text:p>67.5077236558</text:p>
          </table:table-cell>
          <table:table-cell table:formula="of:=ROUND([.D17]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440*2^(([.A18]-69)/12)" office:value-type="float" office:value="21.8267644645627" calcext:value-type="float">
            <text:p>21.8267644646</text:p>
          </table:table-cell>
          <table:table-cell table:formula="of:=ROUND([.B18];3)*1000" office:value-type="float" office:value="21827" calcext:value-type="float">
            <text:p>21827</text:p>
          </table:table-cell>
          <table:table-cell table:formula="of:=[.B18]*3.2768" office:value-type="float" office:value="71.5219417974792" calcext:value-type="float">
            <text:p>71.5219417975</text:p>
          </table:table-cell>
          <table:table-cell table:formula="of:=ROUND([.D18]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40*2^(([.A19]-69)/12)" office:value-type="float" office:value="23.1246514194771" calcext:value-type="float">
            <text:p>23.1246514195</text:p>
          </table:table-cell>
          <table:table-cell table:formula="of:=ROUND([.B19];3)*1000" office:value-type="float" office:value="23125" calcext:value-type="float">
            <text:p>23125</text:p>
          </table:table-cell>
          <table:table-cell table:formula="of:=[.B19]*3.2768" office:value-type="float" office:value="75.7748577713427" calcext:value-type="float">
            <text:p>75.7748577713</text:p>
          </table:table-cell>
          <table:table-cell table:formula="of:=ROUND([.D19]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440*2^(([.A20]-69)/12)" office:value-type="float" office:value="24.4997147488593" calcext:value-type="float">
            <text:p>24.4997147489</text:p>
          </table:table-cell>
          <table:table-cell table:formula="of:=ROUND([.B20];3)*1000" office:value-type="float" office:value="24500" calcext:value-type="float">
            <text:p>24500</text:p>
          </table:table-cell>
          <table:table-cell table:formula="of:=[.B20]*3.2768" office:value-type="float" office:value="80.2806652890622" calcext:value-type="float">
            <text:p>80.2806652891</text:p>
          </table:table-cell>
          <table:table-cell table:formula="of:=ROUND([.D20]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40*2^(([.A21]-69)/12)" office:value-type="float" office:value="25.9565435987466" calcext:value-type="float">
            <text:p>25.9565435987</text:p>
          </table:table-cell>
          <table:table-cell table:formula="of:=ROUND([.B21];3)*1000" office:value-type="float" office:value="25957" calcext:value-type="float">
            <text:p>25957</text:p>
          </table:table-cell>
          <table:table-cell table:formula="of:=[.B21]*3.2768" office:value-type="float" office:value="85.0544020643728" calcext:value-type="float">
            <text:p>85.0544020644</text:p>
          </table:table-cell>
          <table:table-cell table:formula="of:=ROUND([.D21]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40*2^(([.A22]-69)/12)" office:value-type="float" office:value="27.5" calcext:value-type="float">
            <text:p>27.5</text:p>
          </table:table-cell>
          <table:table-cell table:formula="of:=ROUND([.B22];3)*1000" office:value-type="float" office:value="27500" calcext:value-type="float">
            <text:p>27500</text:p>
          </table:table-cell>
          <table:table-cell table:formula="of:=[.B22]*3.2768" office:value-type="float" office:value="90.112" calcext:value-type="float">
            <text:p>90.112</text:p>
          </table:table-cell>
          <table:table-cell table:formula="of:=ROUND([.D22]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440*2^(([.A23]-69)/12)" office:value-type="float" office:value="29.1352350948806" calcext:value-type="float">
            <text:p>29.1352350949</text:p>
          </table:table-cell>
          <table:table-cell table:formula="of:=ROUND([.B23];3)*1000" office:value-type="float" office:value="29135" calcext:value-type="float">
            <text:p>29135</text:p>
          </table:table-cell>
          <table:table-cell table:formula="of:=[.B23]*3.2768" office:value-type="float" office:value="95.4703383589048" calcext:value-type="float">
            <text:p>95.4703383589</text:p>
          </table:table-cell>
          <table:table-cell table:formula="of:=ROUND([.D23]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440*2^(([.A24]-69)/12)" office:value-type="float" office:value="30.8677063285077" calcext:value-type="float">
            <text:p>30.8677063285</text:p>
          </table:table-cell>
          <table:table-cell table:formula="of:=ROUND([.B24];3)*1000" office:value-type="float" office:value="30868" calcext:value-type="float">
            <text:p>30868</text:p>
          </table:table-cell>
          <table:table-cell table:formula="of:=[.B24]*3.2768" office:value-type="float" office:value="101.147300097254" calcext:value-type="float">
            <text:p>101.1473000973</text:p>
          </table:table-cell>
          <table:table-cell table:formula="of:=ROUND([.D24]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40*2^(([.A25]-69)/12)" office:value-type="float" office:value="32.7031956625748" calcext:value-type="float">
            <text:p>32.7031956626</text:p>
          </table:table-cell>
          <table:table-cell table:formula="of:=ROUND([.B25];3)*1000" office:value-type="float" office:value="32703" calcext:value-type="float">
            <text:p>32703</text:p>
          </table:table-cell>
          <table:table-cell table:formula="of:=[.B25]*3.2768" office:value-type="float" office:value="107.161831547125" calcext:value-type="float">
            <text:p>107.1618315471</text:p>
          </table:table-cell>
          <table:table-cell table:formula="of:=ROUND([.D25]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440*2^(([.A26]-69)/12)" office:value-type="float" office:value="34.647828872109" calcext:value-type="float">
            <text:p>34.6478288721</text:p>
          </table:table-cell>
          <table:table-cell table:formula="of:=ROUND([.B26];3)*1000" office:value-type="float" office:value="34648" calcext:value-type="float">
            <text:p>34648</text:p>
          </table:table-cell>
          <table:table-cell table:formula="of:=[.B26]*3.2768" office:value-type="float" office:value="113.534005648127" calcext:value-type="float">
            <text:p>113.5340056481</text:p>
          </table:table-cell>
          <table:table-cell table:formula="of:=ROUND([.D26]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440*2^(([.A27]-69)/12)" office:value-type="float" office:value="36.7080959896759" calcext:value-type="float">
            <text:p>36.7080959897</text:p>
          </table:table-cell>
          <table:table-cell table:formula="of:=ROUND([.B27];3)*1000" office:value-type="float" office:value="36708" calcext:value-type="float">
            <text:p>36708</text:p>
          </table:table-cell>
          <table:table-cell table:formula="of:=[.B27]*3.2768" office:value-type="float" office:value="120.28508893897" calcext:value-type="float">
            <text:p>120.285088939</text:p>
          </table:table-cell>
          <table:table-cell table:formula="of:=ROUND([.D27]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40*2^(([.A28]-69)/12)" office:value-type="float" office:value="38.8908729652601" calcext:value-type="float">
            <text:p>38.8908729653</text:p>
          </table:table-cell>
          <table:table-cell table:formula="of:=ROUND([.B28];3)*1000" office:value-type="float" office:value="38891" calcext:value-type="float">
            <text:p>38891</text:p>
          </table:table-cell>
          <table:table-cell table:formula="of:=[.B28]*3.2768" office:value-type="float" office:value="127.437612532564" calcext:value-type="float">
            <text:p>127.4376125326</text:p>
          </table:table-cell>
          <table:table-cell table:formula="of:=ROUND([.D28]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440*2^(([.A29]-69)/12)" office:value-type="float" office:value="41.2034446141088" calcext:value-type="float">
            <text:p>41.2034446141</text:p>
          </table:table-cell>
          <table:table-cell table:formula="of:=ROUND([.B29];3)*1000" office:value-type="float" office:value="41203" calcext:value-type="float">
            <text:p>41203</text:p>
          </table:table-cell>
          <table:table-cell table:formula="of:=[.B29]*3.2768" office:value-type="float" office:value="135.015447311512" calcext:value-type="float">
            <text:p>135.0154473115</text:p>
          </table:table-cell>
          <table:table-cell table:formula="of:=ROUND([.D29]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440*2^(([.A30]-69)/12)" office:value-type="float" office:value="43.6535289291255" calcext:value-type="float">
            <text:p>43.6535289291</text:p>
          </table:table-cell>
          <table:table-cell table:formula="of:=ROUND([.B30];3)*1000" office:value-type="float" office:value="43654" calcext:value-type="float">
            <text:p>43654</text:p>
          </table:table-cell>
          <table:table-cell table:formula="of:=[.B30]*3.2768" office:value-type="float" office:value="143.043883594958" calcext:value-type="float">
            <text:p>143.043883595</text:p>
          </table:table-cell>
          <table:table-cell table:formula="of:=ROUND([.D30]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40*2^(([.A31]-69)/12)" office:value-type="float" office:value="46.2493028389543" calcext:value-type="float">
            <text:p>46.249302839</text:p>
          </table:table-cell>
          <table:table-cell table:formula="of:=ROUND([.B31];3)*1000" office:value-type="float" office:value="46249" calcext:value-type="float">
            <text:p>46249</text:p>
          </table:table-cell>
          <table:table-cell table:formula="of:=[.B31]*3.2768" office:value-type="float" office:value="151.549715542685" calcext:value-type="float">
            <text:p>151.5497155427</text:p>
          </table:table-cell>
          <table:table-cell table:formula="of:=ROUND([.D31]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440*2^(([.A32]-69)/12)" office:value-type="float" office:value="48.9994294977187" calcext:value-type="float">
            <text:p>48.9994294977</text:p>
          </table:table-cell>
          <table:table-cell table:formula="of:=ROUND([.B32];3)*1000" office:value-type="float" office:value="48999" calcext:value-type="float">
            <text:p>48999</text:p>
          </table:table-cell>
          <table:table-cell table:formula="of:=[.B32]*3.2768" office:value-type="float" office:value="160.561330578125" calcext:value-type="float">
            <text:p>160.5613305781</text:p>
          </table:table-cell>
          <table:table-cell table:formula="of:=ROUND([.D32]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440*2^(([.A33]-69)/12)" office:value-type="float" office:value="51.9130871974931" calcext:value-type="float">
            <text:p>51.9130871975</text:p>
          </table:table-cell>
          <table:table-cell table:formula="of:=ROUND([.B33];3)*1000" office:value-type="float" office:value="51913" calcext:value-type="float">
            <text:p>51913</text:p>
          </table:table-cell>
          <table:table-cell table:formula="of:=[.B33]*3.2768" office:value-type="float" office:value="170.108804128746" calcext:value-type="float">
            <text:p>170.1088041287</text:p>
          </table:table-cell>
          <table:table-cell table:formula="of:=ROUND([.D33]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40*2^(([.A34]-69)/12)" office:value-type="float" office:value="55" calcext:value-type="float">
            <text:p>55</text:p>
          </table:table-cell>
          <table:table-cell table:formula="of:=ROUND([.B34];3)*1000" office:value-type="float" office:value="55000" calcext:value-type="float">
            <text:p>55000</text:p>
          </table:table-cell>
          <table:table-cell table:formula="of:=[.B34]*3.2768" office:value-type="float" office:value="180.224" calcext:value-type="float">
            <text:p>180.224</text:p>
          </table:table-cell>
          <table:table-cell table:formula="of:=ROUND([.D34];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440*2^(([.A35]-69)/12)" office:value-type="float" office:value="58.2704701897612" calcext:value-type="float">
            <text:p>58.2704701898</text:p>
          </table:table-cell>
          <table:table-cell table:formula="of:=ROUND([.B35];3)*1000" office:value-type="float" office:value="58270" calcext:value-type="float">
            <text:p>58270</text:p>
          </table:table-cell>
          <table:table-cell table:formula="of:=[.B35]*3.2768" office:value-type="float" office:value="190.94067671781" calcext:value-type="float">
            <text:p>190.9406767178</text:p>
          </table:table-cell>
          <table:table-cell table:formula="of:=ROUND([.D35];0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440*2^(([.A36]-69)/12)" office:value-type="float" office:value="61.7354126570155" calcext:value-type="float">
            <text:p>61.735412657</text:p>
          </table:table-cell>
          <table:table-cell table:formula="of:=ROUND([.B36];3)*1000" office:value-type="float" office:value="61735" calcext:value-type="float">
            <text:p>61735</text:p>
          </table:table-cell>
          <table:table-cell table:formula="of:=[.B36]*3.2768" office:value-type="float" office:value="202.294600194508" calcext:value-type="float">
            <text:p>202.2946001945</text:p>
          </table:table-cell>
          <table:table-cell table:formula="of:=ROUND([.D36];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40*2^(([.A37]-69)/12)" office:value-type="float" office:value="65.4063913251497" calcext:value-type="float">
            <text:p>65.4063913251</text:p>
          </table:table-cell>
          <table:table-cell table:formula="of:=ROUND([.B37];3)*1000" office:value-type="float" office:value="65406" calcext:value-type="float">
            <text:p>65406</text:p>
          </table:table-cell>
          <table:table-cell table:formula="of:=[.B37]*3.2768" office:value-type="float" office:value="214.32366309425" calcext:value-type="float">
            <text:p>214.3236630943</text:p>
          </table:table-cell>
          <table:table-cell table:formula="of:=ROUND([.D37];0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440*2^(([.A38]-69)/12)" office:value-type="float" office:value="69.295657744218" calcext:value-type="float">
            <text:p>69.2956577442</text:p>
          </table:table-cell>
          <table:table-cell table:formula="of:=ROUND([.B38];3)*1000" office:value-type="float" office:value="69296" calcext:value-type="float">
            <text:p>69296</text:p>
          </table:table-cell>
          <table:table-cell table:formula="of:=[.B38]*3.2768" office:value-type="float" office:value="227.068011296254" calcext:value-type="float">
            <text:p>227.0680112963</text:p>
          </table:table-cell>
          <table:table-cell table:formula="of:=ROUND([.D38];0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440*2^(([.A39]-69)/12)" office:value-type="float" office:value="73.4161919793519" calcext:value-type="float">
            <text:p>73.4161919794</text:p>
          </table:table-cell>
          <table:table-cell table:formula="of:=ROUND([.B39];3)*1000" office:value-type="float" office:value="73416" calcext:value-type="float">
            <text:p>73416</text:p>
          </table:table-cell>
          <table:table-cell table:formula="of:=[.B39]*3.2768" office:value-type="float" office:value="240.57017787794" calcext:value-type="float">
            <text:p>240.5701778779</text:p>
          </table:table-cell>
          <table:table-cell table:formula="of:=ROUND([.D39];0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40*2^(([.A40]-69)/12)" office:value-type="float" office:value="77.7817459305202" calcext:value-type="float">
            <text:p>77.7817459305</text:p>
          </table:table-cell>
          <table:table-cell table:formula="of:=ROUND([.B40];3)*1000" office:value-type="float" office:value="77782" calcext:value-type="float">
            <text:p>77782</text:p>
          </table:table-cell>
          <table:table-cell table:formula="of:=[.B40]*3.2768" office:value-type="float" office:value="254.875225065129" calcext:value-type="float">
            <text:p>254.8752250651</text:p>
          </table:table-cell>
          <table:table-cell table:formula="of:=ROUND([.D40];0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440*2^(([.A41]-69)/12)" office:value-type="float" office:value="82.4068892282175" calcext:value-type="float">
            <text:p>82.4068892282</text:p>
          </table:table-cell>
          <table:table-cell table:formula="of:=ROUND([.B41];3)*1000" office:value-type="float" office:value="82407" calcext:value-type="float">
            <text:p>82407</text:p>
          </table:table-cell>
          <table:table-cell table:formula="of:=[.B41]*3.2768" office:value-type="float" office:value="270.030894623023" calcext:value-type="float">
            <text:p>270.030894623</text:p>
          </table:table-cell>
          <table:table-cell table:formula="of:=ROUND([.D41];0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440*2^(([.A42]-69)/12)" office:value-type="float" office:value="87.307057858251" calcext:value-type="float">
            <text:p>87.3070578583</text:p>
          </table:table-cell>
          <table:table-cell table:formula="of:=ROUND([.B42];3)*1000" office:value-type="float" office:value="87307" calcext:value-type="float">
            <text:p>87307</text:p>
          </table:table-cell>
          <table:table-cell table:formula="of:=[.B42]*3.2768" office:value-type="float" office:value="286.087767189917" calcext:value-type="float">
            <text:p>286.0877671899</text:p>
          </table:table-cell>
          <table:table-cell table:formula="of:=ROUND([.D42];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40*2^(([.A43]-69)/12)" office:value-type="float" office:value="92.4986056779086" calcext:value-type="float">
            <text:p>92.4986056779</text:p>
          </table:table-cell>
          <table:table-cell table:formula="of:=ROUND([.B43];3)*1000" office:value-type="float" office:value="92499" calcext:value-type="float">
            <text:p>92499</text:p>
          </table:table-cell>
          <table:table-cell table:formula="of:=[.B43]*3.2768" office:value-type="float" office:value="303.099431085371" calcext:value-type="float">
            <text:p>303.0994310854</text:p>
          </table:table-cell>
          <table:table-cell table:formula="of:=ROUND([.D43];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440*2^(([.A44]-69)/12)" office:value-type="float" office:value="97.9988589954373" calcext:value-type="float">
            <text:p>97.9988589954</text:p>
          </table:table-cell>
          <table:table-cell table:formula="of:=ROUND([.B44];3)*1000" office:value-type="float" office:value="97999" calcext:value-type="float">
            <text:p>97999</text:p>
          </table:table-cell>
          <table:table-cell table:formula="of:=[.B44]*3.2768" office:value-type="float" office:value="321.122661156249" calcext:value-type="float">
            <text:p>321.1226611562</text:p>
          </table:table-cell>
          <table:table-cell table:formula="of:=ROUND([.D44];0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440*2^(([.A45]-69)/12)" office:value-type="float" office:value="103.826174394986" calcext:value-type="float">
            <text:p>103.826174395</text:p>
          </table:table-cell>
          <table:table-cell table:formula="of:=ROUND([.B45];3)*1000" office:value-type="float" office:value="103826" calcext:value-type="float">
            <text:p>103826</text:p>
          </table:table-cell>
          <table:table-cell table:formula="of:=[.B45]*3.2768" office:value-type="float" office:value="340.217608257491" calcext:value-type="float">
            <text:p>340.2176082575</text:p>
          </table:table-cell>
          <table:table-cell table:formula="of:=ROUND([.D45];0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40*2^(([.A46]-69)/12)" office:value-type="float" office:value="110" calcext:value-type="float">
            <text:p>110</text:p>
          </table:table-cell>
          <table:table-cell table:formula="of:=ROUND([.B46];3)*1000" office:value-type="float" office:value="110000" calcext:value-type="float">
            <text:p>110000</text:p>
          </table:table-cell>
          <table:table-cell table:formula="of:=[.B46]*3.2768" office:value-type="float" office:value="360.448" calcext:value-type="float">
            <text:p>360.448</text:p>
          </table:table-cell>
          <table:table-cell table:formula="of:=ROUND([.D46];0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440*2^(([.A47]-69)/12)" office:value-type="float" office:value="116.540940379522" calcext:value-type="float">
            <text:p>116.5409403795</text:p>
          </table:table-cell>
          <table:table-cell table:formula="of:=ROUND([.B47];3)*1000" office:value-type="float" office:value="116541" calcext:value-type="float">
            <text:p>116541</text:p>
          </table:table-cell>
          <table:table-cell table:formula="of:=[.B47]*3.2768" office:value-type="float" office:value="381.881353435619" calcext:value-type="float">
            <text:p>381.8813534356</text:p>
          </table:table-cell>
          <table:table-cell table:formula="of:=ROUND([.D47];0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440*2^(([.A48]-69)/12)" office:value-type="float" office:value="123.470825314031" calcext:value-type="float">
            <text:p>123.470825314</text:p>
          </table:table-cell>
          <table:table-cell table:formula="of:=ROUND([.B48];3)*1000" office:value-type="float" office:value="123471" calcext:value-type="float">
            <text:p>123471</text:p>
          </table:table-cell>
          <table:table-cell table:formula="of:=[.B48]*3.2768" office:value-type="float" office:value="404.589200389017" calcext:value-type="float">
            <text:p>404.589200389</text:p>
          </table:table-cell>
          <table:table-cell table:formula="of:=ROUND([.D48];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40*2^(([.A49]-69)/12)" office:value-type="float" office:value="130.812782650299" calcext:value-type="float">
            <text:p>130.8127826503</text:p>
          </table:table-cell>
          <table:table-cell table:formula="of:=ROUND([.B49];3)*1000" office:value-type="float" office:value="130813" calcext:value-type="float">
            <text:p>130813</text:p>
          </table:table-cell>
          <table:table-cell table:formula="of:=[.B49]*3.2768" office:value-type="float" office:value="428.647326188501" calcext:value-type="float">
            <text:p>428.6473261885</text:p>
          </table:table-cell>
          <table:table-cell table:formula="of:=ROUND([.D49];0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440*2^(([.A50]-69)/12)" office:value-type="float" office:value="138.591315488436" calcext:value-type="float">
            <text:p>138.5913154884</text:p>
          </table:table-cell>
          <table:table-cell table:formula="of:=ROUND([.B50];3)*1000" office:value-type="float" office:value="138591" calcext:value-type="float">
            <text:p>138591</text:p>
          </table:table-cell>
          <table:table-cell table:formula="of:=[.B50]*3.2768" office:value-type="float" office:value="454.136022592507" calcext:value-type="float">
            <text:p>454.1360225925</text:p>
          </table:table-cell>
          <table:table-cell table:formula="of:=ROUND([.D50];0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40*2^(([.A51]-69)/12)" office:value-type="float" office:value="146.832383958704" calcext:value-type="float">
            <text:p>146.8323839587</text:p>
          </table:table-cell>
          <table:table-cell table:formula="of:=ROUND([.B51];3)*1000" office:value-type="float" office:value="146832" calcext:value-type="float">
            <text:p>146832</text:p>
          </table:table-cell>
          <table:table-cell table:formula="of:=[.B51]*3.2768" office:value-type="float" office:value="481.140355755881" calcext:value-type="float">
            <text:p>481.1403557559</text:p>
          </table:table-cell>
          <table:table-cell table:formula="of:=ROUND([.D51];0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40*2^(([.A52]-69)/12)" office:value-type="float" office:value="155.56349186104" calcext:value-type="float">
            <text:p>155.563491861</text:p>
          </table:table-cell>
          <table:table-cell table:formula="of:=ROUND([.B52];3)*1000" office:value-type="float" office:value="155563" calcext:value-type="float">
            <text:p>155563</text:p>
          </table:table-cell>
          <table:table-cell table:formula="of:=[.B52]*3.2768" office:value-type="float" office:value="509.750450130257" calcext:value-type="float">
            <text:p>509.7504501303</text:p>
          </table:table-cell>
          <table:table-cell table:formula="of:=ROUND([.D52];0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440*2^(([.A53]-69)/12)" office:value-type="float" office:value="164.813778456435" calcext:value-type="float">
            <text:p>164.8137784564</text:p>
          </table:table-cell>
          <table:table-cell table:formula="of:=ROUND([.B53];3)*1000" office:value-type="float" office:value="164814" calcext:value-type="float">
            <text:p>164814</text:p>
          </table:table-cell>
          <table:table-cell table:formula="of:=[.B53]*3.2768" office:value-type="float" office:value="540.061789246046" calcext:value-type="float">
            <text:p>540.061789246</text:p>
          </table:table-cell>
          <table:table-cell table:formula="of:=ROUND([.D53];0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440*2^(([.A54]-69)/12)" office:value-type="float" office:value="174.614115716502" calcext:value-type="float">
            <text:p>174.6141157165</text:p>
          </table:table-cell>
          <table:table-cell table:formula="of:=ROUND([.B54];3)*1000" office:value-type="float" office:value="174614" calcext:value-type="float">
            <text:p>174614</text:p>
          </table:table-cell>
          <table:table-cell table:formula="of:=[.B54]*3.2768" office:value-type="float" office:value="572.175534379834" calcext:value-type="float">
            <text:p>572.1755343798</text:p>
          </table:table-cell>
          <table:table-cell table:formula="of:=ROUND([.D54];0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40*2^(([.A55]-69)/12)" office:value-type="float" office:value="184.997211355817" calcext:value-type="float">
            <text:p>184.9972113558</text:p>
          </table:table-cell>
          <table:table-cell table:formula="of:=ROUND([.B55];3)*1000" office:value-type="float" office:value="184997" calcext:value-type="float">
            <text:p>184997</text:p>
          </table:table-cell>
          <table:table-cell table:formula="of:=[.B55]*3.2768" office:value-type="float" office:value="606.198862170742" calcext:value-type="float">
            <text:p>606.1988621707</text:p>
          </table:table-cell>
          <table:table-cell table:formula="of:=ROUND([.D55];0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440*2^(([.A56]-69)/12)" office:value-type="float" office:value="195.997717990875" calcext:value-type="float">
            <text:p>195.9977179909</text:p>
          </table:table-cell>
          <table:table-cell table:formula="of:=ROUND([.B56];3)*1000" office:value-type="float" office:value="195998" calcext:value-type="float">
            <text:p>195998</text:p>
          </table:table-cell>
          <table:table-cell table:formula="of:=[.B56]*3.2768" office:value-type="float" office:value="642.245322312498" calcext:value-type="float">
            <text:p>642.2453223125</text:p>
          </table:table-cell>
          <table:table-cell table:formula="of:=ROUND([.D56];0)"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440*2^(([.A57]-69)/12)" office:value-type="float" office:value="207.652348789973" calcext:value-type="float">
            <text:p>207.65234879</text:p>
          </table:table-cell>
          <table:table-cell table:formula="of:=ROUND([.B57];3)*1000" office:value-type="float" office:value="207652" calcext:value-type="float">
            <text:p>207652</text:p>
          </table:table-cell>
          <table:table-cell table:formula="of:=[.B57]*3.2768" office:value-type="float" office:value="680.435216514982" calcext:value-type="float">
            <text:p>680.435216515</text:p>
          </table:table-cell>
          <table:table-cell table:formula="of:=ROUND([.D57];0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40*2^(([.A58]-69)/12)" office:value-type="float" office:value="220" calcext:value-type="float">
            <text:p>220</text:p>
          </table:table-cell>
          <table:table-cell table:formula="of:=ROUND([.B58];3)*1000" office:value-type="float" office:value="220000" calcext:value-type="float">
            <text:p>220000</text:p>
          </table:table-cell>
          <table:table-cell table:formula="of:=[.B58]*3.2768" office:value-type="float" office:value="720.896" calcext:value-type="float">
            <text:p>720.896</text:p>
          </table:table-cell>
          <table:table-cell table:formula="of:=ROUND([.D58];0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440*2^(([.A59]-69)/12)" office:value-type="float" office:value="233.081880759045" calcext:value-type="float">
            <text:p>233.081880759</text:p>
          </table:table-cell>
          <table:table-cell table:formula="of:=ROUND([.B59];3)*1000" office:value-type="float" office:value="233082" calcext:value-type="float">
            <text:p>233082</text:p>
          </table:table-cell>
          <table:table-cell table:formula="of:=[.B59]*3.2768" office:value-type="float" office:value="763.762706871239" calcext:value-type="float">
            <text:p>763.7627068712</text:p>
          </table:table-cell>
          <table:table-cell table:formula="of:=ROUND([.D59];0)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440*2^(([.A60]-69)/12)" office:value-type="float" office:value="246.941650628062" calcext:value-type="float">
            <text:p>246.9416506281</text:p>
          </table:table-cell>
          <table:table-cell table:formula="of:=ROUND([.B60];3)*1000" office:value-type="float" office:value="246942" calcext:value-type="float">
            <text:p>246942</text:p>
          </table:table-cell>
          <table:table-cell table:formula="of:=[.B60]*3.2768" office:value-type="float" office:value="809.178400778034" calcext:value-type="float">
            <text:p>809.178400778</text:p>
          </table:table-cell>
          <table:table-cell table:formula="of:=ROUND([.D60];0)"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40*2^(([.A61]-69)/12)" office:value-type="float" office:value="261.625565300599" calcext:value-type="float">
            <text:p>261.6255653006</text:p>
          </table:table-cell>
          <table:table-cell table:formula="of:=ROUND([.B61];3)*1000" office:value-type="float" office:value="261626" calcext:value-type="float">
            <text:p>261626</text:p>
          </table:table-cell>
          <table:table-cell table:formula="of:=[.B61]*3.2768" office:value-type="float" office:value="857.294652377002" calcext:value-type="float">
            <text:p>857.294652377</text:p>
          </table:table-cell>
          <table:table-cell table:formula="of:=ROUND([.D61];0)"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440*2^(([.A62]-69)/12)" office:value-type="float" office:value="277.182630976872" calcext:value-type="float">
            <text:p>277.1826309769</text:p>
          </table:table-cell>
          <table:table-cell table:formula="of:=ROUND([.B62];3)*1000" office:value-type="float" office:value="277183" calcext:value-type="float">
            <text:p>277183</text:p>
          </table:table-cell>
          <table:table-cell table:formula="of:=[.B62]*3.2768" office:value-type="float" office:value="908.272045185015" calcext:value-type="float">
            <text:p>908.272045185</text:p>
          </table:table-cell>
          <table:table-cell table:formula="of:=ROUND([.D62];0)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440*2^(([.A63]-69)/12)" office:value-type="float" office:value="293.664767917408" calcext:value-type="float">
            <text:p>293.6647679174</text:p>
          </table:table-cell>
          <table:table-cell table:formula="of:=ROUND([.B63];3)*1000" office:value-type="float" office:value="293665" calcext:value-type="float">
            <text:p>293665</text:p>
          </table:table-cell>
          <table:table-cell table:formula="of:=[.B63]*3.2768" office:value-type="float" office:value="962.280711511761" calcext:value-type="float">
            <text:p>962.2807115118</text:p>
          </table:table-cell>
          <table:table-cell table:formula="of:=ROUND([.D63];0)"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40*2^(([.A64]-69)/12)" office:value-type="float" office:value="311.126983722081" calcext:value-type="float">
            <text:p>311.1269837221</text:p>
          </table:table-cell>
          <table:table-cell table:formula="of:=ROUND([.B64];3)*1000" office:value-type="float" office:value="311127" calcext:value-type="float">
            <text:p>311127</text:p>
          </table:table-cell>
          <table:table-cell table:formula="of:=[.B64]*3.2768" office:value-type="float" office:value="1019.50090026051" calcext:value-type="float">
            <text:p>1019.5009002605</text:p>
          </table:table-cell>
          <table:table-cell table:formula="of:=ROUND([.D64];0)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440*2^(([.A65]-69)/12)" office:value-type="float" office:value="329.62755691287" calcext:value-type="float">
            <text:p>329.6275569129</text:p>
          </table:table-cell>
          <table:table-cell table:formula="of:=ROUND([.B65];3)*1000" office:value-type="float" office:value="329628" calcext:value-type="float">
            <text:p>329628</text:p>
          </table:table-cell>
          <table:table-cell table:formula="of:=[.B65]*3.2768" office:value-type="float" office:value="1080.12357849209" calcext:value-type="float">
            <text:p>1080.1235784921</text:p>
          </table:table-cell>
          <table:table-cell table:formula="of:=ROUND([.D65];0)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440*2^(([.A66]-69)/12)" office:value-type="float" office:value="349.228231433004" calcext:value-type="float">
            <text:p>349.228231433</text:p>
          </table:table-cell>
          <table:table-cell table:formula="of:=ROUND([.B66];3)*1000" office:value-type="float" office:value="349228" calcext:value-type="float">
            <text:p>349228</text:p>
          </table:table-cell>
          <table:table-cell table:formula="of:=[.B66]*3.2768" office:value-type="float" office:value="1144.35106875967" calcext:value-type="float">
            <text:p>1144.3510687597</text:p>
          </table:table-cell>
          <table:table-cell table:formula="of:=ROUND([.D66];0)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40*2^(([.A67]-69)/12)" office:value-type="float" office:value="369.994422711634" calcext:value-type="float">
            <text:p>369.9944227116</text:p>
          </table:table-cell>
          <table:table-cell table:formula="of:=ROUND([.B67];3)*1000" office:value-type="float" office:value="369994" calcext:value-type="float">
            <text:p>369994</text:p>
          </table:table-cell>
          <table:table-cell table:formula="of:=[.B67]*3.2768" office:value-type="float" office:value="1212.39772434148" calcext:value-type="float">
            <text:p>1212.3977243415</text:p>
          </table:table-cell>
          <table:table-cell table:formula="of:=ROUND([.D67];0)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440*2^(([.A68]-69)/12)" office:value-type="float" office:value="391.995435981749" calcext:value-type="float">
            <text:p>391.9954359818</text:p>
          </table:table-cell>
          <table:table-cell table:formula="of:=ROUND([.B68];3)*1000" office:value-type="float" office:value="391995" calcext:value-type="float">
            <text:p>391995</text:p>
          </table:table-cell>
          <table:table-cell table:formula="of:=[.B68]*3.2768" office:value-type="float" office:value="1284.490644625" calcext:value-type="float">
            <text:p>1284.490644625</text:p>
          </table:table-cell>
          <table:table-cell table:formula="of:=ROUND([.D68];0)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440*2^(([.A69]-69)/12)" office:value-type="float" office:value="415.304697579945" calcext:value-type="float">
            <text:p>415.3046975799</text:p>
          </table:table-cell>
          <table:table-cell table:formula="of:=ROUND([.B69];3)*1000" office:value-type="float" office:value="415305" calcext:value-type="float">
            <text:p>415305</text:p>
          </table:table-cell>
          <table:table-cell table:formula="of:=[.B69]*3.2768" office:value-type="float" office:value="1360.87043302996" calcext:value-type="float">
            <text:p>1360.87043303</text:p>
          </table:table-cell>
          <table:table-cell table:formula="of:=ROUND([.D69];0)"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40*2^(([.A70]-69)/12)" office:value-type="float" office:value="440" calcext:value-type="float">
            <text:p>440</text:p>
          </table:table-cell>
          <table:table-cell table:formula="of:=ROUND([.B70];3)*1000" office:value-type="float" office:value="440000" calcext:value-type="float">
            <text:p>440000</text:p>
          </table:table-cell>
          <table:table-cell table:formula="of:=[.B70]*3.2768" office:value-type="float" office:value="1441.792" calcext:value-type="float">
            <text:p>1441.792</text:p>
          </table:table-cell>
          <table:table-cell table:formula="of:=ROUND([.D70];0)"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440*2^(([.A71]-69)/12)" office:value-type="float" office:value="466.16376151809" calcext:value-type="float">
            <text:p>466.1637615181</text:p>
          </table:table-cell>
          <table:table-cell table:formula="of:=ROUND([.B71];3)*1000" office:value-type="float" office:value="466164" calcext:value-type="float">
            <text:p>466164</text:p>
          </table:table-cell>
          <table:table-cell table:formula="of:=[.B71]*3.2768" office:value-type="float" office:value="1527.52541374248" calcext:value-type="float">
            <text:p>1527.5254137425</text:p>
          </table:table-cell>
          <table:table-cell table:formula="of:=ROUND([.D71];0)"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440*2^(([.A72]-69)/12)" office:value-type="float" office:value="493.883301256124" calcext:value-type="float">
            <text:p>493.8833012561</text:p>
          </table:table-cell>
          <table:table-cell table:formula="of:=ROUND([.B72];3)*1000" office:value-type="float" office:value="493883" calcext:value-type="float">
            <text:p>493883</text:p>
          </table:table-cell>
          <table:table-cell table:formula="of:=[.B72]*3.2768" office:value-type="float" office:value="1618.35680155607" calcext:value-type="float">
            <text:p>1618.3568015561</text:p>
          </table:table-cell>
          <table:table-cell table:formula="of:=ROUND([.D72];0)"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40*2^(([.A73]-69)/12)" office:value-type="float" office:value="523.251130601197" calcext:value-type="float">
            <text:p>523.2511306012</text:p>
          </table:table-cell>
          <table:table-cell table:formula="of:=ROUND([.B73];3)*1000" office:value-type="float" office:value="523251" calcext:value-type="float">
            <text:p>523251</text:p>
          </table:table-cell>
          <table:table-cell table:formula="of:=[.B73]*3.2768" office:value-type="float" office:value="1714.589304754" calcext:value-type="float">
            <text:p>1714.589304754</text:p>
          </table:table-cell>
          <table:table-cell table:formula="of:=ROUND([.D73];0)"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440*2^(([.A74]-69)/12)" office:value-type="float" office:value="554.365261953744" calcext:value-type="float">
            <text:p>554.3652619537</text:p>
          </table:table-cell>
          <table:table-cell table:formula="of:=ROUND([.B74];3)*1000" office:value-type="float" office:value="554365" calcext:value-type="float">
            <text:p>554365</text:p>
          </table:table-cell>
          <table:table-cell table:formula="of:=[.B74]*3.2768" office:value-type="float" office:value="1816.54409037003" calcext:value-type="float">
            <text:p>1816.54409037</text:p>
          </table:table-cell>
          <table:table-cell table:formula="of:=ROUND([.D74];0)"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440*2^(([.A75]-69)/12)" office:value-type="float" office:value="587.329535834815" calcext:value-type="float">
            <text:p>587.3295358348</text:p>
          </table:table-cell>
          <table:table-cell table:formula="of:=ROUND([.B75];3)*1000" office:value-type="float" office:value="587330" calcext:value-type="float">
            <text:p>587330</text:p>
          </table:table-cell>
          <table:table-cell table:formula="of:=[.B75]*3.2768" office:value-type="float" office:value="1924.56142302352" calcext:value-type="float">
            <text:p>1924.5614230235</text:p>
          </table:table-cell>
          <table:table-cell table:formula="of:=ROUND([.D75];0)"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40*2^(([.A76]-69)/12)" office:value-type="float" office:value="622.253967444162" calcext:value-type="float">
            <text:p>622.2539674442</text:p>
          </table:table-cell>
          <table:table-cell table:formula="of:=ROUND([.B76];3)*1000" office:value-type="float" office:value="622254" calcext:value-type="float">
            <text:p>622254</text:p>
          </table:table-cell>
          <table:table-cell table:formula="of:=[.B76]*3.2768" office:value-type="float" office:value="2039.00180052103" calcext:value-type="float">
            <text:p>2039.001800521</text:p>
          </table:table-cell>
          <table:table-cell table:formula="of:=ROUND([.D76];0)"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440*2^(([.A77]-69)/12)" office:value-type="float" office:value="659.25511382574" calcext:value-type="float">
            <text:p>659.2551138257</text:p>
          </table:table-cell>
          <table:table-cell table:formula="of:=ROUND([.B77];3)*1000" office:value-type="float" office:value="659255" calcext:value-type="float">
            <text:p>659255</text:p>
          </table:table-cell>
          <table:table-cell table:formula="of:=[.B77]*3.2768" office:value-type="float" office:value="2160.24715698418" calcext:value-type="float">
            <text:p>2160.2471569842</text:p>
          </table:table-cell>
          <table:table-cell table:formula="of:=ROUND([.D77];0)"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440*2^(([.A78]-69)/12)" office:value-type="float" office:value="698.456462866008" calcext:value-type="float">
            <text:p>698.456462866</text:p>
          </table:table-cell>
          <table:table-cell table:formula="of:=ROUND([.B78];3)*1000" office:value-type="float" office:value="698456" calcext:value-type="float">
            <text:p>698456</text:p>
          </table:table-cell>
          <table:table-cell table:formula="of:=[.B78]*3.2768" office:value-type="float" office:value="2288.70213751933" calcext:value-type="float">
            <text:p>2288.7021375193</text:p>
          </table:table-cell>
          <table:table-cell table:formula="of:=ROUND([.D78];0)"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40*2^(([.A79]-69)/12)" office:value-type="float" office:value="739.988845423269" calcext:value-type="float">
            <text:p>739.9888454233</text:p>
          </table:table-cell>
          <table:table-cell table:formula="of:=ROUND([.B79];3)*1000" office:value-type="float" office:value="739989" calcext:value-type="float">
            <text:p>739989</text:p>
          </table:table-cell>
          <table:table-cell table:formula="of:=[.B79]*3.2768" office:value-type="float" office:value="2424.79544868297" calcext:value-type="float">
            <text:p>2424.795448683</text:p>
          </table:table-cell>
          <table:table-cell table:formula="of:=ROUND([.D79];0)"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440*2^(([.A80]-69)/12)" office:value-type="float" office:value="783.990871963499" calcext:value-type="float">
            <text:p>783.9908719635</text:p>
          </table:table-cell>
          <table:table-cell table:formula="of:=ROUND([.B80];3)*1000" office:value-type="float" office:value="783991" calcext:value-type="float">
            <text:p>783991</text:p>
          </table:table-cell>
          <table:table-cell table:formula="of:=[.B80]*3.2768" office:value-type="float" office:value="2568.98128924999" calcext:value-type="float">
            <text:p>2568.98128925</text:p>
          </table:table-cell>
          <table:table-cell table:formula="of:=ROUND([.D80];0)"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440*2^(([.A81]-69)/12)" office:value-type="float" office:value="830.60939515989" calcext:value-type="float">
            <text:p>830.6093951599</text:p>
          </table:table-cell>
          <table:table-cell table:formula="of:=ROUND([.B81];3)*1000" office:value-type="float" office:value="830609" calcext:value-type="float">
            <text:p>830609</text:p>
          </table:table-cell>
          <table:table-cell table:formula="of:=[.B81]*3.2768" office:value-type="float" office:value="2721.74086605993" calcext:value-type="float">
            <text:p>2721.7408660599</text:p>
          </table:table-cell>
          <table:table-cell table:formula="of:=ROUND([.D81];0)"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40*2^(([.A82]-69)/12)" office:value-type="float" office:value="880" calcext:value-type="float">
            <text:p>880</text:p>
          </table:table-cell>
          <table:table-cell table:formula="of:=ROUND([.B82];3)*1000" office:value-type="float" office:value="880000" calcext:value-type="float">
            <text:p>880000</text:p>
          </table:table-cell>
          <table:table-cell table:formula="of:=[.B82]*3.2768" office:value-type="float" office:value="2883.584" calcext:value-type="float">
            <text:p>2883.584</text:p>
          </table:table-cell>
          <table:table-cell table:formula="of:=ROUND([.D82];0)"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440*2^(([.A83]-69)/12)" office:value-type="float" office:value="932.32752303618" calcext:value-type="float">
            <text:p>932.3275230362</text:p>
          </table:table-cell>
          <table:table-cell table:formula="of:=ROUND([.B83];3)*1000" office:value-type="float" office:value="932328" calcext:value-type="float">
            <text:p>932328</text:p>
          </table:table-cell>
          <table:table-cell table:formula="of:=[.B83]*3.2768" office:value-type="float" office:value="3055.05082748495" calcext:value-type="float">
            <text:p>3055.050827485</text:p>
          </table:table-cell>
          <table:table-cell table:formula="of:=ROUND([.D83];0)"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440*2^(([.A84]-69)/12)" office:value-type="float" office:value="987.766602512248" calcext:value-type="float">
            <text:p>987.7666025122</text:p>
          </table:table-cell>
          <table:table-cell table:formula="of:=ROUND([.B84];3)*1000" office:value-type="float" office:value="987767" calcext:value-type="float">
            <text:p>987767</text:p>
          </table:table-cell>
          <table:table-cell table:formula="of:=[.B84]*3.2768" office:value-type="float" office:value="3236.71360311214" calcext:value-type="float">
            <text:p>3236.7136031121</text:p>
          </table:table-cell>
          <table:table-cell table:formula="of:=ROUND([.D84];0)"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40*2^(([.A85]-69)/12)" office:value-type="float" office:value="1046.50226120239" calcext:value-type="float">
            <text:p>1046.5022612024</text:p>
          </table:table-cell>
          <table:table-cell table:formula="of:=ROUND([.B85];3)*1000" office:value-type="float" office:value="1046502" calcext:value-type="float">
            <text:p>1046502</text:p>
          </table:table-cell>
          <table:table-cell table:formula="of:=[.B85]*3.2768" office:value-type="float" office:value="3429.17860950801" calcext:value-type="float">
            <text:p>3429.178609508</text:p>
          </table:table-cell>
          <table:table-cell table:formula="of:=ROUND([.D85];0)"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440*2^(([.A86]-69)/12)" office:value-type="float" office:value="1108.73052390749" calcext:value-type="float">
            <text:p>1108.7305239075</text:p>
          </table:table-cell>
          <table:table-cell table:formula="of:=ROUND([.B86];3)*1000" office:value-type="float" office:value="1108731" calcext:value-type="float">
            <text:p>1108731</text:p>
          </table:table-cell>
          <table:table-cell table:formula="of:=[.B86]*3.2768" office:value-type="float" office:value="3633.08818074006" calcext:value-type="float">
            <text:p>3633.0881807401</text:p>
          </table:table-cell>
          <table:table-cell table:formula="of:=ROUND([.D86];0)"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440*2^(([.A87]-69)/12)" office:value-type="float" office:value="1174.65907166963" calcext:value-type="float">
            <text:p>1174.6590716696</text:p>
          </table:table-cell>
          <table:table-cell table:formula="of:=ROUND([.B87];3)*1000" office:value-type="float" office:value="1174659" calcext:value-type="float">
            <text:p>1174659</text:p>
          </table:table-cell>
          <table:table-cell table:formula="of:=[.B87]*3.2768" office:value-type="float" office:value="3849.12284604704" calcext:value-type="float">
            <text:p>3849.1228460471</text:p>
          </table:table-cell>
          <table:table-cell table:formula="of:=ROUND([.D87];0)"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40*2^(([.A88]-69)/12)" office:value-type="float" office:value="1244.50793488832" calcext:value-type="float">
            <text:p>1244.5079348883</text:p>
          </table:table-cell>
          <table:table-cell table:formula="of:=ROUND([.B88];3)*1000" office:value-type="float" office:value="1244508" calcext:value-type="float">
            <text:p>1244508</text:p>
          </table:table-cell>
          <table:table-cell table:formula="of:=[.B88]*3.2768" office:value-type="float" office:value="4078.00360104206" calcext:value-type="float">
            <text:p>4078.0036010421</text:p>
          </table:table-cell>
          <table:table-cell table:formula="of:=ROUND([.D88];0)"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440*2^(([.A89]-69)/12)" office:value-type="float" office:value="1318.51022765148" calcext:value-type="float">
            <text:p>1318.5102276515</text:p>
          </table:table-cell>
          <table:table-cell table:formula="of:=ROUND([.B89];3)*1000" office:value-type="float" office:value="1318510" calcext:value-type="float">
            <text:p>1318510</text:p>
          </table:table-cell>
          <table:table-cell table:formula="of:=[.B89]*3.2768" office:value-type="float" office:value="4320.49431396837" calcext:value-type="float">
            <text:p>4320.4943139684</text:p>
          </table:table-cell>
          <table:table-cell table:formula="of:=ROUND([.D89];0)"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440*2^(([.A90]-69)/12)" office:value-type="float" office:value="1396.91292573202" calcext:value-type="float">
            <text:p>1396.912925732</text:p>
          </table:table-cell>
          <table:table-cell table:formula="of:=ROUND([.B90];3)*1000" office:value-type="float" office:value="1396913" calcext:value-type="float">
            <text:p>1396913</text:p>
          </table:table-cell>
          <table:table-cell table:formula="of:=[.B90]*3.2768" office:value-type="float" office:value="4577.40427503867" calcext:value-type="float">
            <text:p>4577.4042750387</text:p>
          </table:table-cell>
          <table:table-cell table:formula="of:=ROUND([.D90];0)"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40*2^(([.A91]-69)/12)" office:value-type="float" office:value="1479.97769084654" calcext:value-type="float">
            <text:p>1479.9776908465</text:p>
          </table:table-cell>
          <table:table-cell table:formula="of:=ROUND([.B91];3)*1000" office:value-type="float" office:value="1479978" calcext:value-type="float">
            <text:p>1479978</text:p>
          </table:table-cell>
          <table:table-cell table:formula="of:=[.B91]*3.2768" office:value-type="float" office:value="4849.59089736593" calcext:value-type="float">
            <text:p>4849.5908973659</text:p>
          </table:table-cell>
          <table:table-cell table:formula="of:=ROUND([.D91];0)"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440*2^(([.A92]-69)/12)" office:value-type="float" office:value="1567.981743927" calcext:value-type="float">
            <text:p>1567.981743927</text:p>
          </table:table-cell>
          <table:table-cell table:formula="of:=ROUND([.B92];3)*1000" office:value-type="float" office:value="1567982" calcext:value-type="float">
            <text:p>1567982</text:p>
          </table:table-cell>
          <table:table-cell table:formula="of:=[.B92]*3.2768" office:value-type="float" office:value="5137.96257849999" calcext:value-type="float">
            <text:p>5137.9625785</text:p>
          </table:table-cell>
          <table:table-cell table:formula="of:=ROUND([.D92];0)"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440*2^(([.A93]-69)/12)" office:value-type="float" office:value="1661.21879031978" calcext:value-type="float">
            <text:p>1661.2187903198</text:p>
          </table:table-cell>
          <table:table-cell table:formula="of:=ROUND([.B93];3)*1000" office:value-type="float" office:value="1661219" calcext:value-type="float">
            <text:p>1661219</text:p>
          </table:table-cell>
          <table:table-cell table:formula="of:=[.B93]*3.2768" office:value-type="float" office:value="5443.48173211986" calcext:value-type="float">
            <text:p>5443.4817321199</text:p>
          </table:table-cell>
          <table:table-cell table:formula="of:=ROUND([.D93];0)"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440*2^(([.A94]-69)/12)" office:value-type="float" office:value="1760" calcext:value-type="float">
            <text:p>1760</text:p>
          </table:table-cell>
          <table:table-cell table:formula="of:=ROUND([.B94];3)*1000" office:value-type="float" office:value="1760000" calcext:value-type="float">
            <text:p>1760000</text:p>
          </table:table-cell>
          <table:table-cell table:formula="of:=[.B94]*3.2768" office:value-type="float" office:value="5767.168" calcext:value-type="float">
            <text:p>5767.168</text:p>
          </table:table-cell>
          <table:table-cell table:formula="of:=ROUND([.D94];0)"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440*2^(([.A95]-69)/12)" office:value-type="float" office:value="1864.65504607236" calcext:value-type="float">
            <text:p>1864.6550460724</text:p>
          </table:table-cell>
          <table:table-cell table:formula="of:=ROUND([.B95];3)*1000" office:value-type="float" office:value="1864655" calcext:value-type="float">
            <text:p>1864655</text:p>
          </table:table-cell>
          <table:table-cell table:formula="of:=[.B95]*3.2768" office:value-type="float" office:value="6110.10165496991" calcext:value-type="float">
            <text:p>6110.1016549699</text:p>
          </table:table-cell>
          <table:table-cell table:formula="of:=ROUND([.D95];0)"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440*2^(([.A96]-69)/12)" office:value-type="float" office:value="1975.5332050245" calcext:value-type="float">
            <text:p>1975.5332050245</text:p>
          </table:table-cell>
          <table:table-cell table:formula="of:=ROUND([.B96];3)*1000" office:value-type="float" office:value="1975533" calcext:value-type="float">
            <text:p>1975533</text:p>
          </table:table-cell>
          <table:table-cell table:formula="of:=[.B96]*3.2768" office:value-type="float" office:value="6473.42720622427" calcext:value-type="float">
            <text:p>6473.4272062243</text:p>
          </table:table-cell>
          <table:table-cell table:formula="of:=ROUND([.D96];0)"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440*2^(([.A97]-69)/12)" office:value-type="float" office:value="2093.00452240479" calcext:value-type="float">
            <text:p>2093.0045224048</text:p>
          </table:table-cell>
          <table:table-cell table:formula="of:=ROUND([.B97];3)*1000" office:value-type="float" office:value="2093005" calcext:value-type="float">
            <text:p>2093005</text:p>
          </table:table-cell>
          <table:table-cell table:formula="of:=[.B97]*3.2768" office:value-type="float" office:value="6858.35721901601" calcext:value-type="float">
            <text:p>6858.357219016</text:p>
          </table:table-cell>
          <table:table-cell table:formula="of:=ROUND([.D97];0)" office:value-type="float" office:value="6858" calcext:value-type="float">
            <text:p>68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440*2^(([.A98]-69)/12)" office:value-type="float" office:value="2217.46104781498" calcext:value-type="float">
            <text:p>2217.461047815</text:p>
          </table:table-cell>
          <table:table-cell table:formula="of:=ROUND([.B98];3)*1000" office:value-type="float" office:value="2217461" calcext:value-type="float">
            <text:p>2217461</text:p>
          </table:table-cell>
          <table:table-cell table:formula="of:=[.B98]*3.2768" office:value-type="float" office:value="7266.17636148012" calcext:value-type="float">
            <text:p>7266.1763614801</text:p>
          </table:table-cell>
          <table:table-cell table:formula="of:=ROUND([.D98];0)"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440*2^(([.A99]-69)/12)" office:value-type="float" office:value="2349.31814333926" calcext:value-type="float">
            <text:p>2349.3181433393</text:p>
          </table:table-cell>
          <table:table-cell table:formula="of:=ROUND([.B99];3)*1000" office:value-type="float" office:value="2349318" calcext:value-type="float">
            <text:p>2349318</text:p>
          </table:table-cell>
          <table:table-cell table:formula="of:=[.B99]*3.2768" office:value-type="float" office:value="7698.24569209409" calcext:value-type="float">
            <text:p>7698.2456920941</text:p>
          </table:table-cell>
          <table:table-cell table:formula="of:=ROUND([.D99];0)" office:value-type="float" office:value="7698" calcext:value-type="float">
            <text:p>76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440*2^(([.A100]-69)/12)" office:value-type="float" office:value="2489.01586977665" calcext:value-type="float">
            <text:p>2489.0158697767</text:p>
          </table:table-cell>
          <table:table-cell table:formula="of:=ROUND([.B100];3)*1000" office:value-type="float" office:value="2489016" calcext:value-type="float">
            <text:p>2489016</text:p>
          </table:table-cell>
          <table:table-cell table:formula="of:=[.B100]*3.2768" office:value-type="float" office:value="8156.00720208412" calcext:value-type="float">
            <text:p>8156.0072020841</text:p>
          </table:table-cell>
          <table:table-cell table:formula="of:=ROUND([.D100];0)"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40*2^(([.A101]-69)/12)" office:value-type="float" office:value="2637.02045530296" calcext:value-type="float">
            <text:p>2637.020455303</text:p>
          </table:table-cell>
          <table:table-cell table:formula="of:=ROUND([.B101];3)*1000" office:value-type="float" office:value="2637020" calcext:value-type="float">
            <text:p>2637020</text:p>
          </table:table-cell>
          <table:table-cell table:formula="of:=[.B101]*3.2768" office:value-type="float" office:value="8640.98862793674" calcext:value-type="float">
            <text:p>8640.9886279367</text:p>
          </table:table-cell>
          <table:table-cell table:formula="of:=ROUND([.D101];0)"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440*2^(([.A102]-69)/12)" office:value-type="float" office:value="2793.82585146403" calcext:value-type="float">
            <text:p>2793.825851464</text:p>
          </table:table-cell>
          <table:table-cell table:formula="of:=ROUND([.B102];3)*1000" office:value-type="float" office:value="2793826" calcext:value-type="float">
            <text:p>2793826</text:p>
          </table:table-cell>
          <table:table-cell table:formula="of:=[.B102]*3.2768" office:value-type="float" office:value="9154.80855007734" calcext:value-type="float">
            <text:p>9154.8085500773</text:p>
          </table:table-cell>
          <table:table-cell table:formula="of:=ROUND([.D102];0)"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40*2^(([.A103]-69)/12)" office:value-type="float" office:value="2959.95538169308" calcext:value-type="float">
            <text:p>2959.9553816931</text:p>
          </table:table-cell>
          <table:table-cell table:formula="of:=ROUND([.B103];3)*1000" office:value-type="float" office:value="2959955" calcext:value-type="float">
            <text:p>2959955</text:p>
          </table:table-cell>
          <table:table-cell table:formula="of:=[.B103]*3.2768" office:value-type="float" office:value="9699.18179473187" calcext:value-type="float">
            <text:p>9699.1817947319</text:p>
          </table:table-cell>
          <table:table-cell table:formula="of:=ROUND([.D103];0)" office:value-type="float" office:value="9699" calcext:value-type="float">
            <text:p>96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440*2^(([.A104]-69)/12)" office:value-type="float" office:value="3135.96348785399" calcext:value-type="float">
            <text:p>3135.963487854</text:p>
          </table:table-cell>
          <table:table-cell table:formula="of:=ROUND([.B104];3)*1000" office:value-type="float" office:value="3135963" calcext:value-type="float">
            <text:p>3135963</text:p>
          </table:table-cell>
          <table:table-cell table:formula="of:=[.B104]*3.2768" office:value-type="float" office:value="10275.925157" calcext:value-type="float">
            <text:p>10275.925157</text:p>
          </table:table-cell>
          <table:table-cell table:formula="of:=ROUND([.D104];0)" office:value-type="float" office:value="10276" calcext:value-type="float">
            <text:p>102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440*2^(([.A105]-69)/12)" office:value-type="float" office:value="3322.43758063956" calcext:value-type="float">
            <text:p>3322.4375806396</text:p>
          </table:table-cell>
          <table:table-cell table:formula="of:=ROUND([.B105];3)*1000" office:value-type="float" office:value="3322438" calcext:value-type="float">
            <text:p>3322438</text:p>
          </table:table-cell>
          <table:table-cell table:formula="of:=[.B105]*3.2768" office:value-type="float" office:value="10886.9634642397" calcext:value-type="float">
            <text:p>10886.9634642397</text:p>
          </table:table-cell>
          <table:table-cell table:formula="of:=ROUND([.D105];0)" office:value-type="float" office:value="10887" calcext:value-type="float">
            <text:p>108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440*2^(([.A106]-69)/12)" office:value-type="float" office:value="3520" calcext:value-type="float">
            <text:p>3520</text:p>
          </table:table-cell>
          <table:table-cell table:formula="of:=ROUND([.B106];3)*1000" office:value-type="float" office:value="3520000" calcext:value-type="float">
            <text:p>3520000</text:p>
          </table:table-cell>
          <table:table-cell table:formula="of:=[.B106]*3.2768" office:value-type="float" office:value="11534.336" calcext:value-type="float">
            <text:p>11534.336</text:p>
          </table:table-cell>
          <table:table-cell table:formula="of:=ROUND([.D106];0)" office:value-type="float" office:value="11534" calcext:value-type="float">
            <text:p>115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440*2^(([.A107]-69)/12)" office:value-type="float" office:value="3729.31009214472" calcext:value-type="float">
            <text:p>3729.3100921447</text:p>
          </table:table-cell>
          <table:table-cell table:formula="of:=ROUND([.B107];3)*1000" office:value-type="float" office:value="3729310" calcext:value-type="float">
            <text:p>3729310</text:p>
          </table:table-cell>
          <table:table-cell table:formula="of:=[.B107]*3.2768" office:value-type="float" office:value="12220.2033099398" calcext:value-type="float">
            <text:p>12220.2033099398</text:p>
          </table:table-cell>
          <table:table-cell table:formula="of:=ROUND([.D107];0)" office:value-type="float" office:value="12220" calcext:value-type="float">
            <text:p>122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440*2^(([.A108]-69)/12)" office:value-type="float" office:value="3951.06641004899" calcext:value-type="float">
            <text:p>3951.066410049</text:p>
          </table:table-cell>
          <table:table-cell table:formula="of:=ROUND([.B108];3)*1000" office:value-type="float" office:value="3951066" calcext:value-type="float">
            <text:p>3951066</text:p>
          </table:table-cell>
          <table:table-cell table:formula="of:=[.B108]*3.2768" office:value-type="float" office:value="12946.8544124485" calcext:value-type="float">
            <text:p>12946.8544124485</text:p>
          </table:table-cell>
          <table:table-cell table:formula="of:=ROUND([.D108];0)" office:value-type="float" office:value="12947" calcext:value-type="float">
            <text:p>129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440*2^(([.A109]-69)/12)" office:value-type="float" office:value="4186.00904480958" calcext:value-type="float">
            <text:p>4186.0090448096</text:p>
          </table:table-cell>
          <table:table-cell table:formula="of:=ROUND([.B109];3)*1000" office:value-type="float" office:value="4186009" calcext:value-type="float">
            <text:p>4186009</text:p>
          </table:table-cell>
          <table:table-cell table:formula="of:=[.B109]*3.2768" office:value-type="float" office:value="13716.714438032" calcext:value-type="float">
            <text:p>13716.714438032</text:p>
          </table:table-cell>
          <table:table-cell table:formula="of:=ROUND([.D109];0)" office:value-type="float" office:value="13717" calcext:value-type="float">
            <text:p>137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440*2^(([.A110]-69)/12)" office:value-type="float" office:value="4434.92209562995" calcext:value-type="float">
            <text:p>4434.92209563</text:p>
          </table:table-cell>
          <table:table-cell table:formula="of:=ROUND([.B110];3)*1000" office:value-type="float" office:value="4434922" calcext:value-type="float">
            <text:p>4434922</text:p>
          </table:table-cell>
          <table:table-cell table:formula="of:=[.B110]*3.2768" office:value-type="float" office:value="14532.3527229602" calcext:value-type="float">
            <text:p>14532.3527229602</text:p>
          </table:table-cell>
          <table:table-cell table:formula="of:=ROUND([.D110];0)" office:value-type="float" office:value="14532" calcext:value-type="float">
            <text:p>145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440*2^(([.A111]-69)/12)" office:value-type="float" office:value="4698.63628667852" calcext:value-type="float">
            <text:p>4698.6362866785</text:p>
          </table:table-cell>
          <table:table-cell table:formula="of:=ROUND([.B111];3)*1000" office:value-type="float" office:value="4698636" calcext:value-type="float">
            <text:p>4698636</text:p>
          </table:table-cell>
          <table:table-cell table:formula="of:=[.B111]*3.2768" office:value-type="float" office:value="15396.4913841882" calcext:value-type="float">
            <text:p>15396.4913841882</text:p>
          </table:table-cell>
          <table:table-cell table:formula="of:=ROUND([.D111];0)" office:value-type="float" office:value="15396" calcext:value-type="float">
            <text:p>153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440*2^(([.A112]-69)/12)" office:value-type="float" office:value="4978.0317395533" calcext:value-type="float">
            <text:p>4978.0317395533</text:p>
          </table:table-cell>
          <table:table-cell table:formula="of:=ROUND([.B112];3)*1000" office:value-type="float" office:value="4978032" calcext:value-type="float">
            <text:p>4978032</text:p>
          </table:table-cell>
          <table:table-cell table:formula="of:=[.B112]*3.2768" office:value-type="float" office:value="16312.0144041682" calcext:value-type="float">
            <text:p>16312.0144041682</text:p>
          </table:table-cell>
          <table:table-cell table:formula="of:=ROUND([.D112];0)" office:value-type="float" office:value="16312" calcext:value-type="float">
            <text:p>163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440*2^(([.A113]-69)/12)" office:value-type="float" office:value="5274.04091060592" calcext:value-type="float">
            <text:p>5274.0409106059</text:p>
          </table:table-cell>
          <table:table-cell table:formula="of:=ROUND([.B113];3)*1000" office:value-type="float" office:value="5274041" calcext:value-type="float">
            <text:p>5274041</text:p>
          </table:table-cell>
          <table:table-cell table:formula="of:=[.B113]*3.2768" office:value-type="float" office:value="17281.9772558735" calcext:value-type="float">
            <text:p>17281.9772558735</text:p>
          </table:table-cell>
          <table:table-cell table:formula="of:=ROUND([.D113];0)" office:value-type="float" office:value="17282" calcext:value-type="float">
            <text:p>172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440*2^(([.A114]-69)/12)" office:value-type="float" office:value="5587.65170292806" calcext:value-type="float">
            <text:p>5587.6517029281</text:p>
          </table:table-cell>
          <table:table-cell table:formula="of:=ROUND([.B114];3)*1000" office:value-type="float" office:value="5587652" calcext:value-type="float">
            <text:p>5587652</text:p>
          </table:table-cell>
          <table:table-cell table:formula="of:=[.B114]*3.2768" office:value-type="float" office:value="18309.6171001547" calcext:value-type="float">
            <text:p>18309.6171001547</text:p>
          </table:table-cell>
          <table:table-cell table:formula="of:=ROUND([.D114];0)" office:value-type="float" office:value="18310" calcext:value-type="float">
            <text:p>183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440*2^(([.A115]-69)/12)" office:value-type="float" office:value="5919.91076338615" calcext:value-type="float">
            <text:p>5919.9107633862</text:p>
          </table:table-cell>
          <table:table-cell table:formula="of:=ROUND([.B115];3)*1000" office:value-type="float" office:value="5919911" calcext:value-type="float">
            <text:p>5919911</text:p>
          </table:table-cell>
          <table:table-cell table:formula="of:=[.B115]*3.2768" office:value-type="float" office:value="19398.3635894637" calcext:value-type="float">
            <text:p>19398.3635894637</text:p>
          </table:table-cell>
          <table:table-cell table:formula="of:=ROUND([.D115];0)" office:value-type="float" office:value="19398" calcext:value-type="float">
            <text:p>193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440*2^(([.A116]-69)/12)" office:value-type="float" office:value="6271.92697570799" calcext:value-type="float">
            <text:p>6271.926975708</text:p>
          </table:table-cell>
          <table:table-cell table:formula="of:=ROUND([.B116];3)*1000" office:value-type="float" office:value="6271927" calcext:value-type="float">
            <text:p>6271927</text:p>
          </table:table-cell>
          <table:table-cell table:formula="of:=[.B116]*3.2768" office:value-type="float" office:value="20551.8503139999" calcext:value-type="float">
            <text:p>20551.8503139999</text:p>
          </table:table-cell>
          <table:table-cell table:formula="of:=ROUND([.D116];0)" office:value-type="float" office:value="20552" calcext:value-type="float">
            <text:p>205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440*2^(([.A117]-69)/12)" office:value-type="float" office:value="6644.87516127912" calcext:value-type="float">
            <text:p>6644.8751612791</text:p>
          </table:table-cell>
          <table:table-cell table:formula="of:=ROUND([.B117];3)*1000" office:value-type="float" office:value="6644875" calcext:value-type="float">
            <text:p>6644875</text:p>
          </table:table-cell>
          <table:table-cell table:formula="of:=[.B117]*3.2768" office:value-type="float" office:value="21773.9269284794" calcext:value-type="float">
            <text:p>21773.9269284794</text:p>
          </table:table-cell>
          <table:table-cell table:formula="of:=ROUND([.D117];0)" office:value-type="float" office:value="21774" calcext:value-type="float">
            <text:p>217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440*2^(([.A118]-69)/12)" office:value-type="float" office:value="7040" calcext:value-type="float">
            <text:p>7040</text:p>
          </table:table-cell>
          <table:table-cell table:formula="of:=ROUND([.B118];3)*1000" office:value-type="float" office:value="7040000" calcext:value-type="float">
            <text:p>7040000</text:p>
          </table:table-cell>
          <table:table-cell table:formula="of:=[.B118]*3.2768" office:value-type="float" office:value="23068.672" calcext:value-type="float">
            <text:p>23068.672</text:p>
          </table:table-cell>
          <table:table-cell table:formula="of:=ROUND([.D118];0)" office:value-type="float" office:value="23069" calcext:value-type="float">
            <text:p>230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440*2^(([.A119]-69)/12)" office:value-type="float" office:value="7458.62018428944" calcext:value-type="float">
            <text:p>7458.6201842894</text:p>
          </table:table-cell>
          <table:table-cell table:formula="of:=ROUND([.B119];3)*1000" office:value-type="float" office:value="7458620" calcext:value-type="float">
            <text:p>7458620</text:p>
          </table:table-cell>
          <table:table-cell table:formula="of:=[.B119]*3.2768" office:value-type="float" office:value="24440.4066198796" calcext:value-type="float">
            <text:p>24440.4066198796</text:p>
          </table:table-cell>
          <table:table-cell table:formula="of:=ROUND([.D119];0)" office:value-type="float" office:value="24440" calcext:value-type="float">
            <text:p>244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440*2^(([.A120]-69)/12)" office:value-type="float" office:value="7902.13282009799" calcext:value-type="float">
            <text:p>7902.132820098</text:p>
          </table:table-cell>
          <table:table-cell table:formula="of:=ROUND([.B120];3)*1000" office:value-type="float" office:value="7902133" calcext:value-type="float">
            <text:p>7902133</text:p>
          </table:table-cell>
          <table:table-cell table:formula="of:=[.B120]*3.2768" office:value-type="float" office:value="25893.7088248971" calcext:value-type="float">
            <text:p>25893.7088248971</text:p>
          </table:table-cell>
          <table:table-cell table:formula="of:=ROUND([.D120];0)" office:value-type="float" office:value="25894" calcext:value-type="float">
            <text:p>258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440*2^(([.A121]-69)/12)" office:value-type="float" office:value="8372.01808961916" calcext:value-type="float">
            <text:p>8372.0180896192</text:p>
          </table:table-cell>
          <table:table-cell table:formula="of:=ROUND([.B121];3)*1000" office:value-type="float" office:value="8372018" calcext:value-type="float">
            <text:p>8372018</text:p>
          </table:table-cell>
          <table:table-cell table:formula="of:=[.B121]*3.2768" office:value-type="float" office:value="27433.428876064" calcext:value-type="float">
            <text:p>27433.428876064</text:p>
          </table:table-cell>
          <table:table-cell table:formula="of:=ROUND([.D121];0)" office:value-type="float" office:value="27433" calcext:value-type="float">
            <text:p>274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440*2^(([.A122]-69)/12)" office:value-type="float" office:value="8869.84419125991" calcext:value-type="float">
            <text:p>8869.8441912599</text:p>
          </table:table-cell>
          <table:table-cell table:formula="of:=ROUND([.B122];3)*1000" office:value-type="float" office:value="8869844" calcext:value-type="float">
            <text:p>8869844</text:p>
          </table:table-cell>
          <table:table-cell table:formula="of:=[.B122]*3.2768" office:value-type="float" office:value="29064.7054459205" calcext:value-type="float">
            <text:p>29064.7054459205</text:p>
          </table:table-cell>
          <table:table-cell table:formula="of:=ROUND([.D122];0)" office:value-type="float" office:value="29065" calcext:value-type="float">
            <text:p>290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440*2^(([.A123]-69)/12)" office:value-type="float" office:value="9397.27257335704" calcext:value-type="float">
            <text:p>9397.2725733571</text:p>
          </table:table-cell>
          <table:table-cell table:formula="of:=ROUND([.B123];3)*1000" office:value-type="float" office:value="9397273" calcext:value-type="float">
            <text:p>9397273</text:p>
          </table:table-cell>
          <table:table-cell table:formula="of:=[.B123]*3.2768" office:value-type="float" office:value="30792.9827683764" calcext:value-type="float">
            <text:p>30792.9827683764</text:p>
          </table:table-cell>
          <table:table-cell table:formula="of:=ROUND([.D123];0)" office:value-type="float" office:value="30793" calcext:value-type="float">
            <text:p>307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440*2^(([.A124]-69)/12)" office:value-type="float" office:value="9956.06347910659" calcext:value-type="float">
            <text:p>9956.0634791066</text:p>
          </table:table-cell>
          <table:table-cell table:formula="of:=ROUND([.B124];3)*1000" office:value-type="float" office:value="9956063" calcext:value-type="float">
            <text:p>9956063</text:p>
          </table:table-cell>
          <table:table-cell table:formula="of:=[.B124]*3.2768" office:value-type="float" office:value="32624.0288083365" calcext:value-type="float">
            <text:p>32624.0288083365</text:p>
          </table:table-cell>
          <table:table-cell table:formula="of:=ROUND([.D124];0)" office:value-type="float" office:value="32624" calcext:value-type="float">
            <text:p>326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440*2^(([.A125]-69)/12)" office:value-type="float" office:value="10548.0818212118" calcext:value-type="float">
            <text:p>10548.0818212118</text:p>
          </table:table-cell>
          <table:table-cell table:formula="of:=ROUND([.B125];3)*1000" office:value-type="float" office:value="10548082" calcext:value-type="float">
            <text:p>10548082</text:p>
          </table:table-cell>
          <table:table-cell table:formula="of:=[.B125]*3.2768" office:value-type="float" office:value="34563.9545117469" calcext:value-type="float">
            <text:p>34563.9545117469</text:p>
          </table:table-cell>
          <table:table-cell table:formula="of:=ROUND([.D125];0)" office:value-type="float" office:value="34564" calcext:value-type="float">
            <text:p>345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440*2^(([.A126]-69)/12)" office:value-type="float" office:value="11175.3034058561" calcext:value-type="float">
            <text:p>11175.3034058561</text:p>
          </table:table-cell>
          <table:table-cell table:formula="of:=ROUND([.B126];3)*1000" office:value-type="float" office:value="11175303" calcext:value-type="float">
            <text:p>11175303</text:p>
          </table:table-cell>
          <table:table-cell table:formula="of:=[.B126]*3.2768" office:value-type="float" office:value="36619.2342003094" calcext:value-type="float">
            <text:p>36619.2342003094</text:p>
          </table:table-cell>
          <table:table-cell table:formula="of:=ROUND([.D126];0)" office:value-type="float" office:value="36619" calcext:value-type="float">
            <text:p>366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440*2^(([.A127]-69)/12)" office:value-type="float" office:value="11839.8215267723" calcext:value-type="float">
            <text:p>11839.8215267723</text:p>
          </table:table-cell>
          <table:table-cell table:formula="of:=ROUND([.B127];3)*1000" office:value-type="float" office:value="11839822" calcext:value-type="float">
            <text:p>11839822</text:p>
          </table:table-cell>
          <table:table-cell table:formula="of:=[.B127]*3.2768" office:value-type="float" office:value="38796.7271789275" calcext:value-type="float">
            <text:p>38796.7271789275</text:p>
          </table:table-cell>
          <table:table-cell table:formula="of:=ROUND([.D127];0)" office:value-type="float" office:value="38797" calcext:value-type="float">
            <text:p>387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440*2^(([.A128]-69)/12)" office:value-type="float" office:value="12543.853951416" calcext:value-type="float">
            <text:p>12543.853951416</text:p>
          </table:table-cell>
          <table:table-cell table:formula="of:=ROUND([.B128];3)*1000" office:value-type="float" office:value="12543854" calcext:value-type="float">
            <text:p>12543854</text:p>
          </table:table-cell>
          <table:table-cell table:formula="of:=[.B128]*3.2768" office:value-type="float" office:value="41103.7006279999" calcext:value-type="float">
            <text:p>41103.7006279999</text:p>
          </table:table-cell>
          <table:table-cell table:formula="of:=ROUND([.D128];0)" office:value-type="float" office:value="41104" calcext:value-type="float">
            <text:p>41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440*2^(([.A129]-69)/12)" office:value-type="float" office:value="13289.7503225582" calcext:value-type="float">
            <text:p>13289.7503225582</text:p>
          </table:table-cell>
          <table:table-cell table:formula="of:=ROUND([.B129];3)*1000" office:value-type="float" office:value="13289750" calcext:value-type="float">
            <text:p>13289750</text:p>
          </table:table-cell>
          <table:table-cell table:formula="of:=[.B129]*3.2768" office:value-type="float" office:value="43547.8538569589" calcext:value-type="float">
            <text:p>43547.8538569589</text:p>
          </table:table-cell>
          <table:table-cell table:formula="of:=ROUND([.D129];0)" office:value-type="float" office:value="43548" calcext:value-type="float">
            <text:p>435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440*2^(([.A130]-69)/12)" office:value-type="float" office:value="14080" calcext:value-type="float">
            <text:p>14080</text:p>
          </table:table-cell>
          <table:table-cell table:formula="of:=ROUND([.B130];3)*1000" office:value-type="float" office:value="14080000" calcext:value-type="float">
            <text:p>14080000</text:p>
          </table:table-cell>
          <table:table-cell table:formula="of:=[.B130]*3.2768" office:value-type="float" office:value="46137.344" calcext:value-type="float">
            <text:p>46137.344</text:p>
          </table:table-cell>
          <table:table-cell table:formula="of:=ROUND([.D130];0)" office:value-type="float" office:value="46137" calcext:value-type="float">
            <text:p>46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00/00/00</text:date>, <text:time style:data-style-name="N2" text:time-value="07:41:43.00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36:44.164000000</meta:creation-date>
    <dc:date>2018-10-30T07:48:10.374000000</dc:date>
    <meta:editing-duration>P1DT13H50M13S</meta:editing-duration>
    <meta:editing-cycles>3</meta:editing-cycles>
    <meta:generator>LibreOffice/5.1.6.2$Windows_x86 LibreOffice_project/07ac168c60a517dba0f0d7bc7540f5afa45f0909</meta:generator>
    <meta:document-statistic meta:table-count="1" meta:cell-count="650" meta:object-count="0"/>
  </office:meta>
</office:document-meta>
</file>